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/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/100mio.</text:p>
          </table:table-cell>
          <table:table-cell table:style-name="ce1" table:formula="of:=AVERAGE([.A28:.A34])" office:value-type="float" office:value="3284" calcext:value-type="float">
            <text:p>3284.00</text:p>
          </table:table-cell>
          <table:table-cell table:style-name="ce2" table:formula="of:=ROUND(AVERAGE([.A35:.A41]);2)" office:value-type="float" office:value="1647.86" calcext:value-type="float">
            <text:p>1647.86</text:p>
          </table:table-cell>
          <table:table-cell table:style-name="ce1" table:formula="of:=ROUND(AVERAGE([.A42:.A48]);2)" office:value-type="float" office:value="824" calcext:value-type="float">
            <text:p>824.00</text:p>
          </table:table-cell>
          <table:table-cell table:style-name="ce2" table:formula="of:=ROUND(AVERAGE([.A49:.A55]);2)" office:value-type="float" office:value="463.43" calcext:value-type="float">
            <text:p>463.43</text:p>
          </table:table-cell>
        </table:table-row>
        <table:table-row table:style-name="ro1">
          <table:table-cell office:value-type="string" calcext:value-type="string">
            <text:p>2/150</text:p>
          </table:table-cell>
          <table:table-cell table:style-name="ce2" table:formula="of:=ROUND(AVERAGE([.B28:.B34]);2)" office:value-type="float" office:value="632.71" calcext:value-type="float">
            <text:p>632.71</text:p>
          </table:table-cell>
          <table:table-cell table:style-name="ce2" table:formula="of:=ROUND(AVERAGE([.B35:.B41]);2)" office:value-type="float" office:value="334.43" calcext:value-type="float">
            <text:p>334.43</text:p>
          </table:table-cell>
          <table:table-cell table:style-name="ce1" table:formula="of:=ROUND(AVERAGE([.B42:.B48]);2)" office:value-type="float" office:value="188" calcext:value-type="float">
            <text:p>188.00</text:p>
          </table:table-cell>
          <table:table-cell table:style-name="ce2" table:formula="of:=ROUND(AVERAGE([.B49:.B55]);2)" office:value-type="float" office:value="156.57" calcext:value-type="float">
            <text:p>156.57</text:p>
          </table:table-cell>
        </table:table-row>
        <table:table-row table:style-name="ro1">
          <table:table-cell office:value-type="string" calcext:value-type="string">
            <text:p>3/40</text:p>
          </table:table-cell>
          <table:table-cell table:style-name="ce2" table:formula="of:=ROUND(AVERAGE([.C28:.C34]);2)" office:value-type="float" office:value="1565.71" calcext:value-type="float">
            <text:p>1565.71</text:p>
          </table:table-cell>
          <table:table-cell table:style-name="ce2" table:formula="of:=ROUND(AVERAGE([.C35:.C41]);2)" office:value-type="float" office:value="789" calcext:value-type="float">
            <text:p>789.00</text:p>
          </table:table-cell>
          <table:table-cell table:style-name="ce1" table:formula="of:=ROUND(AVERAGE([.C42:.C48]);2)" office:value-type="float" office:value="403.43" calcext:value-type="float">
            <text:p>403.43</text:p>
          </table:table-cell>
          <table:table-cell table:style-name="ce2" table:formula="of:=ROUND(AVERAGE([.C49:.C55]);2)" office:value-type="float" office:value="217.71" calcext:value-type="float">
            <text:p>217.71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/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/100mio.</text:p>
          </table:table-cell>
          <table:table-cell table:style-name="ce2" table:formula="of:=ROUND(STDEV([.A28:.A34]);2)" office:value-type="float" office:value="0.58" calcext:value-type="float">
            <text:p>0.58</text:p>
          </table:table-cell>
          <table:table-cell table:style-name="ce2" table:formula="of:=ROUND(STDEV([.A35:.A41]);2)" office:value-type="float" office:value="5.08" calcext:value-type="float">
            <text:p>5.08</text:p>
          </table:table-cell>
          <table:table-cell table:style-name="ce2" table:formula="of:=ROUND(STDEV([.A42:.A48]);2)" office:value-type="float" office:value="0" calcext:value-type="float">
            <text:p>0.00</text:p>
          </table:table-cell>
          <table:table-cell table:style-name="ce2" table:formula="of:=ROUND(STDEV([.A49:.A55]);2)"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2/150</text:p>
          </table:table-cell>
          <table:table-cell table:style-name="ce2" table:formula="of:=ROUND(STDEV([.B28:.B34]);2)" office:value-type="float" office:value="0.49" calcext:value-type="float">
            <text:p>0.49</text:p>
          </table:table-cell>
          <table:table-cell table:style-name="ce2" table:formula="of:=ROUND(STDEV([.B35:.B41]);2)" office:value-type="float" office:value="0.53" calcext:value-type="float">
            <text:p>0.53</text:p>
          </table:table-cell>
          <table:table-cell table:style-name="ce2" table:formula="of:=ROUND(STDEV([.B42:.B48]);2)" office:value-type="float" office:value="0" calcext:value-type="float">
            <text:p>0.00</text:p>
          </table:table-cell>
          <table:table-cell table:style-name="ce2" table:formula="of:=ROUND(STDEV([.B49:.B55]);2)"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3/40</text:p>
          </table:table-cell>
          <table:table-cell table:style-name="ce2" table:formula="of:=ROUND(STDEV([.C28:.C34]);2)" office:value-type="float" office:value="0.49" calcext:value-type="float">
            <text:p>0.49</text:p>
          </table:table-cell>
          <table:table-cell table:style-name="ce2" table:formula="of:=ROUND(STDEV([.C35:.C41]);2)" office:value-type="float" office:value="0" calcext:value-type="float">
            <text:p>0.00</text:p>
          </table:table-cell>
          <table:table-cell table:style-name="ce2" table:formula="of:=ROUND(STDEV([.C42:.C48]);2)" office:value-type="float" office:value="2.57" calcext:value-type="float">
            <text:p>2.57</text:p>
          </table:table-cell>
          <table:table-cell table:style-name="ce2" table:formula="of:=ROUND(STDEV([.C49:.C55]);2)" office:value-type="float" office:value="0.95" calcext:value-type="float">
            <text:p>0.95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table:number-columns-repeated="2"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633" calcext:value-type="float">
            <text:p>633</text:p>
          </table:table-cell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633" calcext:value-type="float">
            <text:p>633</text:p>
          </table:table-cell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633" calcext:value-type="float">
            <text:p>633</text:p>
          </table:table-cell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float" office:value="632" calcext:value-type="float">
            <text:p>632</text:p>
          </table:table-cell>
          <table:table-cell office:value-type="float" office:value="1565" calcext:value-type="float">
            <text:p>1565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633" calcext:value-type="float">
            <text:p>633</text:p>
          </table:table-cell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633" calcext:value-type="float">
            <text:p>633</text:p>
          </table:table-cell>
          <table:table-cell office:value-type="float" office:value="1565" calcext:value-type="float">
            <text:p>1565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float" office:value="632" calcext:value-type="float">
            <text:p>632</text:p>
          </table:table-cell>
          <table:table-cell office:value-type="float" office:value="1566" calcext:value-type="float">
            <text:p>1566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34" calcext:value-type="float">
            <text:p>334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35" calcext:value-type="float">
            <text:p>335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334" calcext:value-type="float">
            <text:p>334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335" calcext:value-type="float">
            <text:p>335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334" calcext:value-type="float">
            <text:p>334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334" calcext:value-type="float">
            <text:p>334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335" calcext:value-type="float">
            <text:p>335</text:p>
          </table:table-cell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8" calcext:value-type="float">
            <text:p>188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8" calcext:value-type="float">
            <text:p>188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8" calcext:value-type="float">
            <text:p>188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8" calcext:value-type="float">
            <text:p>188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8" calcext:value-type="float">
            <text:p>188</text:p>
          </table:table-cell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8" calcext:value-type="float">
            <text:p>188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88" calcext:value-type="float">
            <text:p>188</text:p>
          </table:table-cell>
          <table:table-cell office:value-type="float" office:value="402" calcext:value-type="float">
            <text:p>402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7" calcext:value-type="float">
            <text:p>157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8" calcext:value-type="float">
            <text:p>158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6" calcext:value-type="float">
            <text:p>156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8" calcext:value-type="float">
            <text:p>158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57" calcext:value-type="float">
            <text:p>157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55" calcext:value-type="float">
            <text:p>155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55" calcext:value-type="float">
            <text:p>155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36:55.911870443</meta:creation-date>
    <dc:date>2017-11-28T13:00:33.811792704</dc:date>
    <meta:editing-duration>PT2M46S</meta:editing-duration>
    <meta:editing-cycles>2</meta:editing-cycles>
    <meta:generator>LibreOffice/5.1.6.2$Linux_X86_64 LibreOffice_project/10m0$Build-2</meta:generator>
    <meta:document-statistic meta:table-count="1" meta:cell-count="131" meta:object-count="0"/>
  </office:meta>
</office:document-meta>
</file>